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IS3<text:line-break/>Titulo principal</text:p>
          </draw:text-box>
        </draw:frame>
        <draw:frame presentation:style-name="pr2" draw:text-style-name="P2" draw:layer="layout" svg:width="12.296cm" svg:height="13.86cm" svg:x="1.4cm" svg:y="4.914cm" presentation:class="outline">
          <draw:text-box>
            <text:list text:style-name="L2">
              <text:list-item>
                <text:p>Titulo...</text:p>
                <text:list>
                  <text:list-item>
                    <text:p>Comentario1</text:p>
                  </text:list-item>
                  <text:list-item>
                    <text:p>Comentario 2</text:p>
                  </text:list-item>
                </text:list>
              </text:list-item>
            </text:list>
          </draw:text-box>
        </draw:frame>
        <draw:frame draw:name="Object 1" draw:style-name="gr1" draw:layer="layout" svg:width="12.296cm" svg:height="13.859cm" svg:x="14.311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4-05T12:53:49</meta:creation-date>
    <dc:language>fi-FI</dc:language>
    <meta:editing-cycles>9</meta:editing-cycles>
    <meta:editing-duration>PT00H51M55S</meta:editing-duration>
    <meta:initial-creator>Nicolás </meta:initial-creator>
    <dc:date>2011-04-13T17:52:26</dc:date>
    <dc:creator>Juan </dc:creator>
    <meta:document-statistic meta:object-count="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97cm" svg:height="13.86cm" xlink:href="." chart:class="chart:bar" chart:style-name="ch1">
        <chart:legend chart:legend-position="end" svg:x="10.026cm" svg:y="6.273cm" chart:style-name="ch2"/>
        <chart:plot-area chart:style-name="ch3" chart:data-source-has-labels="both" svg:x="0.245cm" svg:y="0.277cm" svg:width="9.537cm" svg:height="13.02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